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02in"/>
    </style:style>
    <style:style style:name="co2" style:family="table-column">
      <style:table-column-properties fo:break-before="auto" style:column-width="5.9319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g Post URL</text:p>
          </table:table-cell>
          <table:table-cell office:value-type="string" calcext:value-type="string">
            <text:p>Blog Post Name</text:p>
          </table:table-cell>
          <table:table-cell office:value-type="string" calcext:value-type="string">
            <text:p>Internal Links Pointing To Post</text:p>
          </table:table-cell>
        </table:table-row>
        <table:table-row table:style-name="ro1">
          <table:table-cell office:value-type="string" calcext:value-type="string">
            <text:p>https://redsurgetechnology.com/blog/free-leetcode-alternatives</text:p>
          </table:table-cell>
          <table:table-cell office:value-type="string" calcext:value-type="string">
            <text:p>Free LeetCode Alternativ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understanding-laravel-guards</text:p>
          </table:table-cell>
          <table:table-cell office:value-type="string" calcext:value-type="string">
            <text:p>Laravel Guards Explained: Multi-Auth, API Security &amp; Best Practices - Red Surge Technolog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wcag-guidelines-checklist</text:p>
          </table:table-cell>
          <table:table-cell office:value-type="string" calcext:value-type="string">
            <text:p>WCAG Guidelines Checklist: Your Path to an Accessible We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redsurgetechnology.com/blog/wai-aria-authoring-practices</text:p>
          </table:table-cell>
          <table:table-cell office:value-type="string" calcext:value-type="string">
            <text:p>WAI-ARIA Authoring Practi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jquery-document-ready-complete-beginners-guide</text:p>
          </table:table-cell>
          <table:table-cell office:value-type="string" calcext:value-type="string">
            <text:p>jQuery Document Ready: Complete Guide for Develop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2025/july/css-tricks-responsive-design</text:p>
          </table:table-cell>
          <table:table-cell office:value-type="string" calcext:value-type="string">
            <text:p>CSS Tricks Responsive Desig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2025/july/forced-reflow-guide</text:p>
          </table:table-cell>
          <table:table-cell office:value-type="string" calcext:value-type="string">
            <text:p>Forced Reflow: How to Prevent Layout Thrashing for Fast Perform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2025/july/css-vendor-prefixes-guide</text:p>
          </table:table-cell>
          <table:table-cell office:value-type="string" calcext:value-type="string">
            <text:p>CSS Vendor Prefixes: Your Guide to Cross‑Browser Compatibil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2025/july/nginx-rtmp-guide</text:p>
          </table:table-cell>
          <table:table-cell office:value-type="string" calcext:value-type="string">
            <text:p>Nginx RTMP Guide: Build, Secure &amp; Optimize Your Live Streaming 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redsurgetechnology.com/blog/2025/july/javascript-hashmap-guide</text:p>
          </table:table-cell>
          <table:table-cell office:value-type="string" calcext:value-type="string">
            <text:p>JavaScript HashMap Guide: From Basics to Real-World Application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05:04.070874640</meta:creation-date>
    <dc:date>2025-08-14T14:51:51.271704816</dc:date>
    <meta:editing-duration>PT2H54M33S</meta:editing-duration>
    <meta:editing-cycles>11</meta:editing-cycles>
    <meta:generator>LibreOffice/7.3.7.2$Linux_X86_64 LibreOffice_project/30$Build-2</meta:generator>
    <meta:document-statistic meta:table-count="1" meta:cell-count="33" meta:object-count="0"/>
  </office:meta>
</office:document-meta>
</file>